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4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.61mm"/>
    </style:style>
    <style:style style:name="co4" style:family="table-column">
      <style:table-column-properties fo:break-before="auto" style:column-width="10.62mm"/>
    </style:style>
    <style:style style:name="co5" style:family="table-column">
      <style:table-column-properties fo:break-before="auto" style:column-width="22.14mm"/>
    </style:style>
    <style:style style:name="co6" style:family="table-column">
      <style:table-column-properties fo:break-before="auto" style:column-width="9.01mm"/>
    </style:style>
    <style:style style:name="co7" style:family="table-column">
      <style:table-column-properties fo:break-before="auto" style:column-width="5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3" style:family="table-cell" style:parent-style-name="Default" style:data-style-name="N0"/>
    <style:style style:name="gr1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Программа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Инструкция</text:p>
          </table:table-cell>
          <table:table-cell office:value-type="string" calcext:value-type="string">
            <text:p>Оп1</text:p>
          </table:table-cell>
          <table:table-cell office:value-type="string" calcext:value-type="string">
            <text:p>Оп2</text:p>
          </table:table-cell>
          <table:table-cell office:value-type="string" calcext:value-type="string">
            <text:p>Комментарий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Увеличиваем B на 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Увеличиваем B на 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Записываем 1 в B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Записываем 0 в 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Записываем -1 в 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MP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Переходим на инструкцию по адресу 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Увеличиваем A на 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JMPI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Зацикливаем программу на адресах 9-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VI</text:p>
          </table:table-cell>
          <table:table-cell office:value-type="string" calcext:value-type="string">
            <text:p>A</text:p>
          </table:table-cell>
          <table:table-cell office:value-type="float" office:value="255" calcext:value-type="float">
            <text:p>2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T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BT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T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T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T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T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T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4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4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4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4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4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4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4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4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4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4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4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4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4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4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4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4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4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4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4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4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4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4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4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4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4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4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4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4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4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4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4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4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4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4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4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4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4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4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4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4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4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4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4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4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4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4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4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4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4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4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4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4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4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4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4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4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4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4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4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4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4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4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4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4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4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4"/>
        </table:table-row>
      </table:table>
      <table:table table:name="Трассировка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2" table:number-columns-repeated="4" table:default-cell-style-name="ce1"/>
        <table:table-row table:style-name="ro1">
          <table:table-cell office:value-type="string" calcext:value-type="string">
            <office:annotation draw:style-name="gr1" draw:text-style-name="P2" svg:width="28.99mm" svg:height="17.99mm" svg:x="16.61mm" svg:y="0mm" draw:caption-point-x="-6.1mm" draw:caption-point-y="0.1mm">
              <dc:creator>ПКВ</dc:creator>
              <dc:date>2019-09-13T00:00:00</dc:date>
              <text:p text:style-name="P1"><text:span text:style-name="T1">Указатель текущей инструкции</text:span></text:p>
            </office:annotation>
            <text:p>IP</text:p>
          </table:table-cell>
          <table:table-cell office:value-type="string" calcext:value-type="string">
            <office:annotation draw:style-name="gr1" draw:text-style-name="P2" svg:width="28.99mm" svg:height="17.99mm" svg:x="38.75mm" svg:y="0mm" draw:caption-point-x="-6.1mm" draw:caption-point-y="0.1mm">
              <dc:creator>ПКВ</dc:creator>
              <dc:date>2019-09-13T00:00:00</dc:date>
              <text:p text:style-name="P1"><text:span text:style-name="T1">Текущая инструкция</text:span></text:p>
            </office:annotation>
            <text:p>Инструкция</text:p>
          </table:table-cell>
          <table:table-cell office:value-type="string" calcext:value-type="string">
            <office:annotation draw:style-name="gr1" draw:text-style-name="P2" svg:width="28.99mm" svg:height="17.99mm" svg:x="48.36mm" svg:y="0mm" draw:caption-point-x="-6.1mm" draw:caption-point-y="0.1mm">
              <dc:creator>ПКВ</dc:creator>
              <dc:date>2019-09-13T00:00:00</dc:date>
              <text:p text:style-name="P1"><text:span text:style-name="T1">Операнд 1</text:span></text:p>
            </office:annotation>
            <text:p>Оп1</text:p>
          </table:table-cell>
          <table:table-cell office:value-type="string" calcext:value-type="string">
            <office:annotation draw:style-name="gr1" draw:text-style-name="P2" svg:width="28.99mm" svg:height="17.99mm" svg:x="57.98mm" svg:y="0mm" draw:caption-point-x="-6.1mm" draw:caption-point-y="0.1mm">
              <dc:creator>ПКВ</dc:creator>
              <dc:date>2019-09-13T00:00:00</dc:date>
              <text:p text:style-name="P1"><text:span text:style-name="T1">Операнд 2</text:span></text:p>
            </office:annotation>
            <text:p>Оп2</text:p>
          </table:table-cell>
          <table:table-cell office:value-type="string" calcext:value-type="string">
            <office:annotation draw:style-name="gr1" draw:text-style-name="P2" svg:width="28.99mm" svg:height="17.99mm" svg:x="66.99mm" svg:y="0mm" draw:caption-point-x="-6.1mm" draw:caption-point-y="0.1mm">
              <dc:creator>ПКВ</dc:creator>
              <dc:date>2019-09-13T00:00:00</dc:date>
              <text:p text:style-name="P1"><text:span text:style-name="T1">Регистры A, B, C</text:span></text:p>
            </office:annotation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office:annotation draw:style-name="gr2" draw:text-style-name="P2" svg:width="28.99mm" svg:height="57.31mm" svg:x="83.55mm" svg:y="0mm" draw:caption-point-x="-6.1mm" draw:caption-point-y="0.1mm">
              <dc:creator>КП</dc:creator>
              <dc:date>2019-09-17T00:00:00</dc:date>
              <text:p text:style-name="P1"><text:span text:style-name="T1">Виртуальный регистр, куда заносится результат последней операции. Не является частью процессора, а служит для удобства определения значений флагов</text:span></text:p>
            </office:annotation>
            <text:p>R</text:p>
          </table:table-cell>
          <table:table-cell table:style-name="Default" office:value-type="string" calcext:value-type="string">
            <office:annotation draw:style-name="gr1" draw:text-style-name="P2" svg:width="28.99mm" svg:height="17.99mm" svg:x="106.13mm" svg:y="0mm" draw:caption-point-x="-6.1mm" draw:caption-point-y="0.1mm">
              <dc:creator>ПКВ</dc:creator>
              <dc:date>2019-09-13T00:00:00</dc:date>
              <text:p text:style-name="P1"><text:span text:style-name="T1">Флаг отрицательного результата</text:span></text:p>
            </office:annotation>
            <text:p>SF</text:p>
          </table:table-cell>
          <table:table-cell table:style-name="Default" office:value-type="string" calcext:value-type="string">
            <office:annotation draw:style-name="gr1" draw:text-style-name="P2" svg:width="28.99mm" svg:height="17.99mm" svg:x="128.71mm" svg:y="0mm" draw:caption-point-x="-6.1mm" draw:caption-point-y="0.1mm">
              <dc:creator>ПКВ</dc:creator>
              <dc:date>2019-09-13T00:00:00</dc:date>
              <text:p text:style-name="P1"><text:span text:style-name="T1">Флаг нулевого результата</text:span></text:p>
            </office:annotation>
            <text:p>ZF</text:p>
          </table:table-cell>
          <table:table-cell table:style-name="Default" office:value-type="string" calcext:value-type="string">
            <office:annotation draw:style-name="gr1" draw:text-style-name="P2" svg:width="28.99mm" svg:height="17.99mm" svg:x="151.29mm" svg:y="0mm" draw:caption-point-x="-6.1mm" draw:caption-point-y="0.1mm">
              <dc:creator>ПКВ</dc:creator>
              <dc:date>2019-09-13T00:00:00</dc:date>
              <text:p text:style-name="P1"><text:span text:style-name="T1">Флаг знакового переполнения</text:span></text:p>
            </office:annotation>
            <text:p>OF</text:p>
          </table:table-cell>
          <table:table-cell table:style-name="Default" office:value-type="string" calcext:value-type="string">
            <office:annotation draw:style-name="gr3" draw:text-style-name="P2" svg:width="28.99mm" svg:height="37.56mm" svg:x="173.86mm" svg:y="0mm" draw:caption-point-x="-6.1mm" draw:caption-point-y="0.1mm">
              <dc:creator>ПКВ</dc:creator>
              <dc:date>2019-09-13T00:00:00</dc:date>
              <text:p text:style-name="P1"><text:span text:style-name="T1">Флаг беззнакового переполнения (переноса из старшего разряда или заёма в старший разряд)</text:span></text:p>
            </office:annotation>
            <text:p>C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table:style-name="Default"/>
        </table:table-row>
        <table:table-row table:style-name="ro1">
          <table:table-cell table:formula="of:=IF([.B2]=&quot;JMPI&quot;;[.C2];[.A2]+1)" office:value-type="float" office:value="1" calcext:value-type="float">
            <text:p>1</text:p>
          </table:table-cell>
          <table:table-cell table:formula="of:=VLOOKUP([.$A3];Program;2;1)" office:value-type="string" office:string-value="INC" calcext:value-type="string">
            <text:p>INC</text:p>
          </table:table-cell>
          <table:table-cell table:formula="of:=VLOOKUP([.$A3];Program;3;1)" office:value-type="string" office:string-value="B" calcext:value-type="string">
            <text:p>B</text:p>
          </table:table-cell>
          <table:table-cell table:formula="of:=VLOOKUP([.$A3];Program;4;1)" office:value-type="float" office:value="0" calcext:value-type="float">
            <text:p/>
          </table:table-cell>
          <table:table-cell table:formula="of:=IF(AND([.$B3]=&quot;INC&quot;; [.$C3]=[.E$1]);[.E2]+1;IF(AND([.$B3]=&quot;MOVI&quot;; [.$C3]=[.E$1]);[.$D3];IF(AND([.$B3]=&quot;BTR&quot;;[.$D3]=[.E$1]);BITAND([.E2];BITXOR(BITLSHIFT(1;[.$C3]);255));[.E2])))" office:value-type="float" office:value="0" calcext:value-type="float">
            <text:p>0</text:p>
          </table:table-cell>
          <table:table-cell table:formula="of:=IF(AND([.$B3]=&quot;INC&quot;; [.$C3]=[.F$1]);[.F2]+1;IF(AND([.$B3]=&quot;MOVI&quot;; [.$C3]=[.F$1]);[.$D3];IF(AND([.$B3]=&quot;BTR&quot;;[.$D3]=[.F$1]);BITAND([.F2];BITXOR(BITLSHIFT(1;[.$C3]);255));[.F2])))" office:value-type="float" office:value="1" calcext:value-type="float">
            <text:p>1</text:p>
          </table:table-cell>
          <table:table-cell table:formula="of:=IF(AND([.$B3]=&quot;INC&quot;; [.$C3]=[.G$1]);[.G2]+1;IF(AND([.$B3]=&quot;MOVI&quot;; [.$C3]=[.G$1]);[.$D3];IF(AND([.$B3]=&quot;BTR&quot;;[.$D3]=[.G$1]);BITAND([.G2];BITXOR(BITLSHIFT(1;[.$C3]);255));[.G2])))" office:value-type="float" office:value="0" calcext:value-type="float">
            <text:p>0</text:p>
          </table:table-cell>
          <table:table-cell table:formula="of:=IF([.B3]=&quot;INC&quot;;COM.MICROSOFT.SWITCH([.C3];&quot;A&quot;;[.E3];&quot;B&quot;;[.F3];&quot;C&quot;;[.G3]);[.H2])" office:value-type="float" office:value="1" calcext:value-type="float">
            <text:p>1</text:p>
          </table:table-cell>
          <table:table-cell table:formula="of:=[.H3]&lt;0" office:value-type="boolean" office:boolean-value="false" calcext:value-type="boolean">
            <text:p>ЛОЖЬ</text:p>
          </table:table-cell>
          <table:table-cell table:formula="of:=[.H3]=0" office:value-type="boolean" office:boolean-value="false" calcext:value-type="boolean">
            <text:p>ЛОЖЬ</text:p>
          </table:table-cell>
          <table:table-cell table:formula="of:=OR([.H3]&lt;-128;[.H3]&gt;127)" office:value-type="boolean" office:boolean-value="false" calcext:value-type="boolean">
            <text:p>ЛОЖЬ</text:p>
          </table:table-cell>
          <table:table-cell table:formula="of:=IF(AND([.$B3]=&quot;BTR&quot;;[.$D3]=[.E$1]);BITAND(BITRSHIFT([.E2];[.$C3]);1);IF(AND([.$B3]=&quot;BTR&quot;;[.$D3]=[.F$1]);BITAND(BITRSHIFT([.E2];[.$C3]);1);IF(AND([.$B3]=&quot;BTR&quot;;[.$D3]=[.G$1]);BITAND(BITRSHIFT([.E2];[.$C3]);1); OR([.H3]&lt;0;[.H3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3]=&quot;JMPI&quot;;[.C3];[.A3]+1)" office:value-type="float" office:value="2" calcext:value-type="float">
            <text:p>2</text:p>
          </table:table-cell>
          <table:table-cell table:formula="of:=VLOOKUP([.$A4];Program;2;1)" office:value-type="string" office:string-value="INC" calcext:value-type="string">
            <text:p>INC</text:p>
          </table:table-cell>
          <table:table-cell table:formula="of:=VLOOKUP([.$A4];Program;3;1)" office:value-type="string" office:string-value="B" calcext:value-type="string">
            <text:p>B</text:p>
          </table:table-cell>
          <table:table-cell table:formula="of:=VLOOKUP([.$A4];Program;4;1)" office:value-type="float" office:value="0" calcext:value-type="float">
            <text:p/>
          </table:table-cell>
          <table:table-cell table:formula="of:=IF(AND([.$B4]=&quot;INC&quot;; [.$C4]=[.E$1]);[.E3]+1;IF(AND([.$B4]=&quot;MOVI&quot;; [.$C4]=[.E$1]);[.$D4];IF(AND([.$B4]=&quot;BTR&quot;;[.$D4]=[.E$1]);BITAND([.E3];BITXOR(BITLSHIFT(1;[.$C4]);255));[.E3])))" office:value-type="float" office:value="0" calcext:value-type="float">
            <text:p>0</text:p>
          </table:table-cell>
          <table:table-cell table:formula="of:=IF(AND([.$B4]=&quot;INC&quot;; [.$C4]=[.F$1]);[.F3]+1;IF(AND([.$B4]=&quot;MOVI&quot;; [.$C4]=[.F$1]);[.$D4];IF(AND([.$B4]=&quot;BTR&quot;;[.$D4]=[.F$1]);BITAND([.F3];BITXOR(BITLSHIFT(1;[.$C4]);255));[.F3])))" office:value-type="float" office:value="2" calcext:value-type="float">
            <text:p>2</text:p>
          </table:table-cell>
          <table:table-cell table:formula="of:=IF(AND([.$B4]=&quot;INC&quot;; [.$C4]=[.G$1]);[.G3]+1;IF(AND([.$B4]=&quot;MOVI&quot;; [.$C4]=[.G$1]);[.$D4];IF(AND([.$B4]=&quot;BTR&quot;;[.$D4]=[.G$1]);BITAND([.G3];BITXOR(BITLSHIFT(1;[.$C4]);255));[.G3])))" office:value-type="float" office:value="0" calcext:value-type="float">
            <text:p>0</text:p>
          </table:table-cell>
          <table:table-cell table:formula="of:=IF([.B4]=&quot;INC&quot;;COM.MICROSOFT.SWITCH([.C4];&quot;A&quot;;[.E4];&quot;B&quot;;[.F4];&quot;C&quot;;[.G4]);[.H3])" office:value-type="float" office:value="2" calcext:value-type="float">
            <text:p>2</text:p>
          </table:table-cell>
          <table:table-cell table:formula="of:=[.H4]&lt;0" office:value-type="boolean" office:boolean-value="false" calcext:value-type="boolean">
            <text:p>ЛОЖЬ</text:p>
          </table:table-cell>
          <table:table-cell table:formula="of:=[.H4]=0" office:value-type="boolean" office:boolean-value="false" calcext:value-type="boolean">
            <text:p>ЛОЖЬ</text:p>
          </table:table-cell>
          <table:table-cell table:formula="of:=OR([.H4]&lt;-128;[.H4]&gt;127)" office:value-type="boolean" office:boolean-value="false" calcext:value-type="boolean">
            <text:p>ЛОЖЬ</text:p>
          </table:table-cell>
          <table:table-cell table:formula="of:=IF(AND([.$B4]=&quot;BTR&quot;;[.$D4]=[.E$1]);BITAND(BITRSHIFT([.E3];[.$C4]);1);IF(AND([.$B4]=&quot;BTR&quot;;[.$D4]=[.F$1]);BITAND(BITRSHIFT([.E3];[.$C4]);1);IF(AND([.$B4]=&quot;BTR&quot;;[.$D4]=[.G$1]);BITAND(BITRSHIFT([.E3];[.$C4]);1); OR([.H4]&lt;0;[.H4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4]=&quot;JMPI&quot;;[.C4];[.A4]+1)" office:value-type="float" office:value="3" calcext:value-type="float">
            <text:p>3</text:p>
          </table:table-cell>
          <table:table-cell table:formula="of:=VLOOKUP([.$A5];Program;2;1)" office:value-type="string" office:string-value="INC" calcext:value-type="string">
            <text:p>INC</text:p>
          </table:table-cell>
          <table:table-cell table:formula="of:=VLOOKUP([.$A5];Program;3;1)" office:value-type="string" office:string-value="A" calcext:value-type="string">
            <text:p>A</text:p>
          </table:table-cell>
          <table:table-cell table:formula="of:=VLOOKUP([.$A5];Program;4;1)" office:value-type="float" office:value="0" calcext:value-type="float">
            <text:p/>
          </table:table-cell>
          <table:table-cell table:formula="of:=IF(AND([.$B5]=&quot;INC&quot;; [.$C5]=[.E$1]);[.E4]+1;IF(AND([.$B5]=&quot;MOVI&quot;; [.$C5]=[.E$1]);[.$D5];IF(AND([.$B5]=&quot;BTR&quot;;[.$D5]=[.E$1]);BITAND([.E4];BITXOR(BITLSHIFT(1;[.$C5]);255));[.E4])))" office:value-type="float" office:value="1" calcext:value-type="float">
            <text:p>1</text:p>
          </table:table-cell>
          <table:table-cell table:formula="of:=IF(AND([.$B5]=&quot;INC&quot;; [.$C5]=[.F$1]);[.F4]+1;IF(AND([.$B5]=&quot;MOVI&quot;; [.$C5]=[.F$1]);[.$D5];IF(AND([.$B5]=&quot;BTR&quot;;[.$D5]=[.F$1]);BITAND([.F4];BITXOR(BITLSHIFT(1;[.$C5]);255));[.F4])))" office:value-type="float" office:value="2" calcext:value-type="float">
            <text:p>2</text:p>
          </table:table-cell>
          <table:table-cell table:formula="of:=IF(AND([.$B5]=&quot;INC&quot;; [.$C5]=[.G$1]);[.G4]+1;IF(AND([.$B5]=&quot;MOVI&quot;; [.$C5]=[.G$1]);[.$D5];IF(AND([.$B5]=&quot;BTR&quot;;[.$D5]=[.G$1]);BITAND([.G4];BITXOR(BITLSHIFT(1;[.$C5]);255));[.G4])))" office:value-type="float" office:value="0" calcext:value-type="float">
            <text:p>0</text:p>
          </table:table-cell>
          <table:table-cell table:formula="of:=IF([.B5]=&quot;INC&quot;;COM.MICROSOFT.SWITCH([.C5];&quot;A&quot;;[.E5];&quot;B&quot;;[.F5];&quot;C&quot;;[.G5]);[.H4])" office:value-type="float" office:value="1" calcext:value-type="float">
            <text:p>1</text:p>
          </table:table-cell>
          <table:table-cell table:formula="of:=[.H5]&lt;0" office:value-type="boolean" office:boolean-value="false" calcext:value-type="boolean">
            <text:p>ЛОЖЬ</text:p>
          </table:table-cell>
          <table:table-cell table:formula="of:=[.H5]=0" office:value-type="boolean" office:boolean-value="false" calcext:value-type="boolean">
            <text:p>ЛОЖЬ</text:p>
          </table:table-cell>
          <table:table-cell table:formula="of:=OR([.H5]&lt;-128;[.H5]&gt;127)" office:value-type="boolean" office:boolean-value="false" calcext:value-type="boolean">
            <text:p>ЛОЖЬ</text:p>
          </table:table-cell>
          <table:table-cell table:formula="of:=IF(AND([.$B5]=&quot;BTR&quot;;[.$D5]=[.E$1]);BITAND(BITRSHIFT([.E4];[.$C5]);1);IF(AND([.$B5]=&quot;BTR&quot;;[.$D5]=[.F$1]);BITAND(BITRSHIFT([.E4];[.$C5]);1);IF(AND([.$B5]=&quot;BTR&quot;;[.$D5]=[.G$1]);BITAND(BITRSHIFT([.E4];[.$C5]);1); OR([.H5]&lt;0;[.H5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5]=&quot;JMPI&quot;;[.C5];[.A5]+1)" office:value-type="float" office:value="4" calcext:value-type="float">
            <text:p>4</text:p>
          </table:table-cell>
          <table:table-cell table:formula="of:=VLOOKUP([.$A6];Program;2;1)" office:value-type="string" office:string-value="MOVI" calcext:value-type="string">
            <text:p>MOVI</text:p>
          </table:table-cell>
          <table:table-cell table:formula="of:=VLOOKUP([.$A6];Program;3;1)" office:value-type="string" office:string-value="B" calcext:value-type="string">
            <text:p>B</text:p>
          </table:table-cell>
          <table:table-cell table:formula="of:=VLOOKUP([.$A6];Program;4;1)" office:value-type="float" office:value="1" calcext:value-type="float">
            <text:p>1</text:p>
          </table:table-cell>
          <table:table-cell table:formula="of:=IF(AND([.$B6]=&quot;INC&quot;; [.$C6]=[.E$1]);[.E5]+1;IF(AND([.$B6]=&quot;MOVI&quot;; [.$C6]=[.E$1]);[.$D6];IF(AND([.$B6]=&quot;BTR&quot;;[.$D6]=[.E$1]);BITAND([.E5];BITXOR(BITLSHIFT(1;[.$C6]);255));[.E5])))" office:value-type="float" office:value="1" calcext:value-type="float">
            <text:p>1</text:p>
          </table:table-cell>
          <table:table-cell table:formula="of:=IF(AND([.$B6]=&quot;INC&quot;; [.$C6]=[.F$1]);[.F5]+1;IF(AND([.$B6]=&quot;MOVI&quot;; [.$C6]=[.F$1]);[.$D6];IF(AND([.$B6]=&quot;BTR&quot;;[.$D6]=[.F$1]);BITAND([.F5];BITXOR(BITLSHIFT(1;[.$C6]);255));[.F5])))" office:value-type="float" office:value="1" calcext:value-type="float">
            <text:p>1</text:p>
          </table:table-cell>
          <table:table-cell table:formula="of:=IF(AND([.$B6]=&quot;INC&quot;; [.$C6]=[.G$1]);[.G5]+1;IF(AND([.$B6]=&quot;MOVI&quot;; [.$C6]=[.G$1]);[.$D6];IF(AND([.$B6]=&quot;BTR&quot;;[.$D6]=[.G$1]);BITAND([.G5];BITXOR(BITLSHIFT(1;[.$C6]);255));[.G5])))" office:value-type="float" office:value="0" calcext:value-type="float">
            <text:p>0</text:p>
          </table:table-cell>
          <table:table-cell table:formula="of:=IF([.B6]=&quot;INC&quot;;COM.MICROSOFT.SWITCH([.C6];&quot;A&quot;;[.E6];&quot;B&quot;;[.F6];&quot;C&quot;;[.G6]);[.H5])" office:value-type="float" office:value="1" calcext:value-type="float">
            <text:p>1</text:p>
          </table:table-cell>
          <table:table-cell table:formula="of:=[.H6]&lt;0" office:value-type="boolean" office:boolean-value="false" calcext:value-type="boolean">
            <text:p>ЛОЖЬ</text:p>
          </table:table-cell>
          <table:table-cell table:formula="of:=[.H6]=0" office:value-type="boolean" office:boolean-value="false" calcext:value-type="boolean">
            <text:p>ЛОЖЬ</text:p>
          </table:table-cell>
          <table:table-cell table:formula="of:=OR([.H6]&lt;-128;[.H6]&gt;127)" office:value-type="boolean" office:boolean-value="false" calcext:value-type="boolean">
            <text:p>ЛОЖЬ</text:p>
          </table:table-cell>
          <table:table-cell table:formula="of:=IF(AND([.$B6]=&quot;BTR&quot;;[.$D6]=[.E$1]);BITAND(BITRSHIFT([.E5];[.$C6]);1);IF(AND([.$B6]=&quot;BTR&quot;;[.$D6]=[.F$1]);BITAND(BITRSHIFT([.E5];[.$C6]);1);IF(AND([.$B6]=&quot;BTR&quot;;[.$D6]=[.G$1]);BITAND(BITRSHIFT([.E5];[.$C6]);1); OR([.H6]&lt;0;[.H6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6]=&quot;JMPI&quot;;[.C6];[.A6]+1)" office:value-type="float" office:value="5" calcext:value-type="float">
            <text:p>5</text:p>
          </table:table-cell>
          <table:table-cell table:formula="of:=VLOOKUP([.$A7];Program;2;1)" office:value-type="string" office:string-value="BTR" calcext:value-type="string">
            <text:p>BTR</text:p>
          </table:table-cell>
          <table:table-cell table:formula="of:=VLOOKUP([.$A7];Program;3;1)" office:value-type="float" office:value="1" calcext:value-type="float">
            <text:p>1</text:p>
          </table:table-cell>
          <table:table-cell table:formula="of:=VLOOKUP([.$A7];Program;4;1)" office:value-type="string" office:string-value="A" calcext:value-type="string">
            <text:p>A</text:p>
          </table:table-cell>
          <table:table-cell table:formula="of:=IF(AND([.$B7]=&quot;INC&quot;; [.$C7]=[.E$1]);[.E6]+1;IF(AND([.$B7]=&quot;MOVI&quot;; [.$C7]=[.E$1]);[.$D7];IF(AND([.$B7]=&quot;BTR&quot;;[.$D7]=[.E$1]);BITAND([.E6];BITXOR(BITLSHIFT(1;[.$C7]);255));[.E6])))" office:value-type="float" office:value="1" calcext:value-type="float">
            <text:p>1</text:p>
          </table:table-cell>
          <table:table-cell table:formula="of:=IF(AND([.$B7]=&quot;INC&quot;; [.$C7]=[.F$1]);[.F6]+1;IF(AND([.$B7]=&quot;MOVI&quot;; [.$C7]=[.F$1]);[.$D7];IF(AND([.$B7]=&quot;BTR&quot;;[.$D7]=[.F$1]);BITAND([.F6];BITXOR(BITLSHIFT(1;[.$C7]);255));[.F6])))" office:value-type="float" office:value="1" calcext:value-type="float">
            <text:p>1</text:p>
          </table:table-cell>
          <table:table-cell table:formula="of:=IF(AND([.$B7]=&quot;INC&quot;; [.$C7]=[.G$1]);[.G6]+1;IF(AND([.$B7]=&quot;MOVI&quot;; [.$C7]=[.G$1]);[.$D7];IF(AND([.$B7]=&quot;BTR&quot;;[.$D7]=[.G$1]);BITAND([.G6];BITXOR(BITLSHIFT(1;[.$C7]);255));[.G6])))" office:value-type="float" office:value="0" calcext:value-type="float">
            <text:p>0</text:p>
          </table:table-cell>
          <table:table-cell table:formula="of:=IF([.B7]=&quot;INC&quot;;COM.MICROSOFT.SWITCH([.C7];&quot;A&quot;;[.E7];&quot;B&quot;;[.F7];&quot;C&quot;;[.G7]);[.H6])" office:value-type="float" office:value="1" calcext:value-type="float">
            <text:p>1</text:p>
          </table:table-cell>
          <table:table-cell table:formula="of:=[.H7]&lt;0" office:value-type="boolean" office:boolean-value="false" calcext:value-type="boolean">
            <text:p>ЛОЖЬ</text:p>
          </table:table-cell>
          <table:table-cell table:formula="of:=[.H7]=0" office:value-type="boolean" office:boolean-value="false" calcext:value-type="boolean">
            <text:p>ЛОЖЬ</text:p>
          </table:table-cell>
          <table:table-cell table:formula="of:=OR([.H7]&lt;-128;[.H7]&gt;127)" office:value-type="boolean" office:boolean-value="false" calcext:value-type="boolean">
            <text:p>ЛОЖЬ</text:p>
          </table:table-cell>
          <table:table-cell table:formula="of:=IF(AND([.$B7]=&quot;BTR&quot;;[.$D7]=[.E$1]);BITAND(BITRSHIFT([.E6];[.$C7]);1);IF(AND([.$B7]=&quot;BTR&quot;;[.$D7]=[.F$1]);BITAND(BITRSHIFT([.E6];[.$C7]);1);IF(AND([.$B7]=&quot;BTR&quot;;[.$D7]=[.G$1]);BITAND(BITRSHIFT([.E6];[.$C7]);1); OR([.H7]&lt;0;[.H7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7]=&quot;JMPI&quot;;[.C7];[.A7]+1)" office:value-type="float" office:value="6" calcext:value-type="float">
            <text:p>6</text:p>
          </table:table-cell>
          <table:table-cell table:formula="of:=VLOOKUP([.$A8];Program;2;1)" office:value-type="string" office:string-value="BTR" calcext:value-type="string">
            <text:p>BTR</text:p>
          </table:table-cell>
          <table:table-cell table:formula="of:=VLOOKUP([.$A8];Program;3;1)" office:value-type="float" office:value="0" calcext:value-type="float">
            <text:p>0</text:p>
          </table:table-cell>
          <table:table-cell table:formula="of:=VLOOKUP([.$A8];Program;4;1)" office:value-type="string" office:string-value="A" calcext:value-type="string">
            <text:p>A</text:p>
          </table:table-cell>
          <table:table-cell table:formula="of:=IF(AND([.$B8]=&quot;INC&quot;; [.$C8]=[.E$1]);[.E7]+1;IF(AND([.$B8]=&quot;MOVI&quot;; [.$C8]=[.E$1]);[.$D8];IF(AND([.$B8]=&quot;BTR&quot;;[.$D8]=[.E$1]);BITAND([.E7];BITXOR(BITLSHIFT(1;[.$C8]);255));[.E7])))" office:value-type="float" office:value="0" calcext:value-type="float">
            <text:p>0</text:p>
          </table:table-cell>
          <table:table-cell table:formula="of:=IF(AND([.$B8]=&quot;INC&quot;; [.$C8]=[.F$1]);[.F7]+1;IF(AND([.$B8]=&quot;MOVI&quot;; [.$C8]=[.F$1]);[.$D8];IF(AND([.$B8]=&quot;BTR&quot;;[.$D8]=[.F$1]);BITAND([.F7];BITXOR(BITLSHIFT(1;[.$C8]);255));[.F7])))" office:value-type="float" office:value="1" calcext:value-type="float">
            <text:p>1</text:p>
          </table:table-cell>
          <table:table-cell table:formula="of:=IF(AND([.$B8]=&quot;INC&quot;; [.$C8]=[.G$1]);[.G7]+1;IF(AND([.$B8]=&quot;MOVI&quot;; [.$C8]=[.G$1]);[.$D8];IF(AND([.$B8]=&quot;BTR&quot;;[.$D8]=[.G$1]);BITAND([.G7];BITXOR(BITLSHIFT(1;[.$C8]);255));[.G7])))" office:value-type="float" office:value="0" calcext:value-type="float">
            <text:p>0</text:p>
          </table:table-cell>
          <table:table-cell table:formula="of:=IF([.B8]=&quot;INC&quot;;COM.MICROSOFT.SWITCH([.C8];&quot;A&quot;;[.E8];&quot;B&quot;;[.F8];&quot;C&quot;;[.G8]);[.H7])" office:value-type="float" office:value="1" calcext:value-type="float">
            <text:p>1</text:p>
          </table:table-cell>
          <table:table-cell table:formula="of:=[.H8]&lt;0" office:value-type="boolean" office:boolean-value="false" calcext:value-type="boolean">
            <text:p>ЛОЖЬ</text:p>
          </table:table-cell>
          <table:table-cell table:formula="of:=[.H8]=0" office:value-type="boolean" office:boolean-value="false" calcext:value-type="boolean">
            <text:p>ЛОЖЬ</text:p>
          </table:table-cell>
          <table:table-cell table:formula="of:=OR([.H8]&lt;-128;[.H8]&gt;127)" office:value-type="boolean" office:boolean-value="false" calcext:value-type="boolean">
            <text:p>ЛОЖЬ</text:p>
          </table:table-cell>
          <table:table-cell table:formula="of:=IF(AND([.$B8]=&quot;BTR&quot;;[.$D8]=[.E$1]);BITAND(BITRSHIFT([.E7];[.$C8]);1);IF(AND([.$B8]=&quot;BTR&quot;;[.$D8]=[.F$1]);BITAND(BITRSHIFT([.E7];[.$C8]);1);IF(AND([.$B8]=&quot;BTR&quot;;[.$D8]=[.G$1]);BITAND(BITRSHIFT([.E7];[.$C8]);1); OR([.H8]&lt;0;[.H8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8]=&quot;JMPI&quot;;[.C8];[.A8]+1)" office:value-type="float" office:value="7" calcext:value-type="float">
            <text:p>7</text:p>
          </table:table-cell>
          <table:table-cell table:formula="of:=VLOOKUP([.$A9];Program;2;1)" office:value-type="string" office:string-value="MOVI" calcext:value-type="string">
            <text:p>MOVI</text:p>
          </table:table-cell>
          <table:table-cell table:formula="of:=VLOOKUP([.$A9];Program;3;1)" office:value-type="string" office:string-value="A" calcext:value-type="string">
            <text:p>A</text:p>
          </table:table-cell>
          <table:table-cell table:formula="of:=VLOOKUP([.$A9];Program;4;1)" office:value-type="float" office:value="0" calcext:value-type="float">
            <text:p>0</text:p>
          </table:table-cell>
          <table:table-cell table:formula="of:=IF(AND([.$B9]=&quot;INC&quot;; [.$C9]=[.E$1]);[.E8]+1;IF(AND([.$B9]=&quot;MOVI&quot;; [.$C9]=[.E$1]);[.$D9];IF(AND([.$B9]=&quot;BTR&quot;;[.$D9]=[.E$1]);BITAND([.E8];BITXOR(BITLSHIFT(1;[.$C9]);255));[.E8])))" office:value-type="float" office:value="0" calcext:value-type="float">
            <text:p>0</text:p>
          </table:table-cell>
          <table:table-cell table:formula="of:=IF(AND([.$B9]=&quot;INC&quot;; [.$C9]=[.F$1]);[.F8]+1;IF(AND([.$B9]=&quot;MOVI&quot;; [.$C9]=[.F$1]);[.$D9];IF(AND([.$B9]=&quot;BTR&quot;;[.$D9]=[.F$1]);BITAND([.F8];BITXOR(BITLSHIFT(1;[.$C9]);255));[.F8])))" office:value-type="float" office:value="1" calcext:value-type="float">
            <text:p>1</text:p>
          </table:table-cell>
          <table:table-cell table:formula="of:=IF(AND([.$B9]=&quot;INC&quot;; [.$C9]=[.G$1]);[.G8]+1;IF(AND([.$B9]=&quot;MOVI&quot;; [.$C9]=[.G$1]);[.$D9];IF(AND([.$B9]=&quot;BTR&quot;;[.$D9]=[.G$1]);BITAND([.G8];BITXOR(BITLSHIFT(1;[.$C9]);255));[.G8])))" office:value-type="float" office:value="0" calcext:value-type="float">
            <text:p>0</text:p>
          </table:table-cell>
          <table:table-cell table:formula="of:=IF([.B9]=&quot;INC&quot;;COM.MICROSOFT.SWITCH([.C9];&quot;A&quot;;[.E9];&quot;B&quot;;[.F9];&quot;C&quot;;[.G9]);[.H8])" office:value-type="float" office:value="1" calcext:value-type="float">
            <text:p>1</text:p>
          </table:table-cell>
          <table:table-cell table:formula="of:=[.H9]&lt;0" office:value-type="boolean" office:boolean-value="false" calcext:value-type="boolean">
            <text:p>ЛОЖЬ</text:p>
          </table:table-cell>
          <table:table-cell table:formula="of:=[.H9]=0" office:value-type="boolean" office:boolean-value="false" calcext:value-type="boolean">
            <text:p>ЛОЖЬ</text:p>
          </table:table-cell>
          <table:table-cell table:formula="of:=OR([.H9]&lt;-128;[.H9]&gt;127)" office:value-type="boolean" office:boolean-value="false" calcext:value-type="boolean">
            <text:p>ЛОЖЬ</text:p>
          </table:table-cell>
          <table:table-cell table:formula="of:=IF(AND([.$B9]=&quot;BTR&quot;;[.$D9]=[.E$1]);BITAND(BITRSHIFT([.E8];[.$C9]);1);IF(AND([.$B9]=&quot;BTR&quot;;[.$D9]=[.F$1]);BITAND(BITRSHIFT([.E8];[.$C9]);1);IF(AND([.$B9]=&quot;BTR&quot;;[.$D9]=[.G$1]);BITAND(BITRSHIFT([.E8];[.$C9]);1); OR([.H9]&lt;0;[.H9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9]=&quot;JMPI&quot;;[.C9];[.A9]+1)" office:value-type="float" office:value="8" calcext:value-type="float">
            <text:p>8</text:p>
          </table:table-cell>
          <table:table-cell table:formula="of:=VLOOKUP([.$A10];Program;2;1)" office:value-type="string" office:string-value="MOVI" calcext:value-type="string">
            <text:p>MOVI</text:p>
          </table:table-cell>
          <table:table-cell table:formula="of:=VLOOKUP([.$A10];Program;3;1)" office:value-type="string" office:string-value="A" calcext:value-type="string">
            <text:p>A</text:p>
          </table:table-cell>
          <table:table-cell table:formula="of:=VLOOKUP([.$A10];Program;4;1)" office:value-type="float" office:value="-1" calcext:value-type="float">
            <text:p>-1</text:p>
          </table:table-cell>
          <table:table-cell table:formula="of:=IF(AND([.$B10]=&quot;INC&quot;; [.$C10]=[.E$1]);[.E9]+1;IF(AND([.$B10]=&quot;MOVI&quot;; [.$C10]=[.E$1]);[.$D10];IF(AND([.$B10]=&quot;BTR&quot;;[.$D10]=[.E$1]);BITAND([.E9];BITXOR(BITLSHIFT(1;[.$C10]);255));[.E9])))" office:value-type="float" office:value="-1" calcext:value-type="float">
            <text:p>-1</text:p>
          </table:table-cell>
          <table:table-cell table:formula="of:=IF(AND([.$B10]=&quot;INC&quot;; [.$C10]=[.F$1]);[.F9]+1;IF(AND([.$B10]=&quot;MOVI&quot;; [.$C10]=[.F$1]);[.$D10];IF(AND([.$B10]=&quot;BTR&quot;;[.$D10]=[.F$1]);BITAND([.F9];BITXOR(BITLSHIFT(1;[.$C10]);255));[.F9])))" office:value-type="float" office:value="1" calcext:value-type="float">
            <text:p>1</text:p>
          </table:table-cell>
          <table:table-cell table:formula="of:=IF(AND([.$B10]=&quot;INC&quot;; [.$C10]=[.G$1]);[.G9]+1;IF(AND([.$B10]=&quot;MOVI&quot;; [.$C10]=[.G$1]);[.$D10];IF(AND([.$B10]=&quot;BTR&quot;;[.$D10]=[.G$1]);BITAND([.G9];BITXOR(BITLSHIFT(1;[.$C10]);255));[.G9])))" office:value-type="float" office:value="0" calcext:value-type="float">
            <text:p>0</text:p>
          </table:table-cell>
          <table:table-cell table:formula="of:=IF([.B10]=&quot;INC&quot;;COM.MICROSOFT.SWITCH([.C10];&quot;A&quot;;[.E10];&quot;B&quot;;[.F10];&quot;C&quot;;[.G10]);[.H9])" office:value-type="float" office:value="1" calcext:value-type="float">
            <text:p>1</text:p>
          </table:table-cell>
          <table:table-cell table:formula="of:=[.H10]&lt;0" office:value-type="boolean" office:boolean-value="false" calcext:value-type="boolean">
            <text:p>ЛОЖЬ</text:p>
          </table:table-cell>
          <table:table-cell table:formula="of:=[.H10]=0" office:value-type="boolean" office:boolean-value="false" calcext:value-type="boolean">
            <text:p>ЛОЖЬ</text:p>
          </table:table-cell>
          <table:table-cell table:formula="of:=OR([.H10]&lt;-128;[.H10]&gt;127)" office:value-type="boolean" office:boolean-value="false" calcext:value-type="boolean">
            <text:p>ЛОЖЬ</text:p>
          </table:table-cell>
          <table:table-cell table:formula="of:=IF(AND([.$B10]=&quot;BTR&quot;;[.$D10]=[.E$1]);BITAND(BITRSHIFT([.E9];[.$C10]);1);IF(AND([.$B10]=&quot;BTR&quot;;[.$D10]=[.F$1]);BITAND(BITRSHIFT([.E9];[.$C10]);1);IF(AND([.$B10]=&quot;BTR&quot;;[.$D10]=[.G$1]);BITAND(BITRSHIFT([.E9];[.$C10]);1); OR([.H10]&lt;0;[.H10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10]=&quot;JMPI&quot;;[.C10];[.A10]+1)" office:value-type="float" office:value="9" calcext:value-type="float">
            <text:p>9</text:p>
          </table:table-cell>
          <table:table-cell table:formula="of:=VLOOKUP([.$A11];Program;2;1)" office:value-type="string" office:string-value="INC" calcext:value-type="string">
            <text:p>INC</text:p>
          </table:table-cell>
          <table:table-cell table:formula="of:=VLOOKUP([.$A11];Program;3;1)" office:value-type="string" office:string-value="A" calcext:value-type="string">
            <text:p>A</text:p>
          </table:table-cell>
          <table:table-cell table:formula="of:=VLOOKUP([.$A11];Program;4;1)" office:value-type="float" office:value="0" calcext:value-type="float">
            <text:p/>
          </table:table-cell>
          <table:table-cell table:formula="of:=IF(AND([.$B11]=&quot;INC&quot;; [.$C11]=[.E$1]);[.E10]+1;IF(AND([.$B11]=&quot;MOVI&quot;; [.$C11]=[.E$1]);[.$D11];IF(AND([.$B11]=&quot;BTR&quot;;[.$D11]=[.E$1]);BITAND([.E10];BITXOR(BITLSHIFT(1;[.$C11]);255));[.E10])))" office:value-type="float" office:value="0" calcext:value-type="float">
            <text:p>0</text:p>
          </table:table-cell>
          <table:table-cell table:formula="of:=IF(AND([.$B11]=&quot;INC&quot;; [.$C11]=[.F$1]);[.F10]+1;IF(AND([.$B11]=&quot;MOVI&quot;; [.$C11]=[.F$1]);[.$D11];IF(AND([.$B11]=&quot;BTR&quot;;[.$D11]=[.F$1]);BITAND([.F10];BITXOR(BITLSHIFT(1;[.$C11]);255));[.F10])))" office:value-type="float" office:value="1" calcext:value-type="float">
            <text:p>1</text:p>
          </table:table-cell>
          <table:table-cell table:formula="of:=IF(AND([.$B11]=&quot;INC&quot;; [.$C11]=[.G$1]);[.G10]+1;IF(AND([.$B11]=&quot;MOVI&quot;; [.$C11]=[.G$1]);[.$D11];IF(AND([.$B11]=&quot;BTR&quot;;[.$D11]=[.G$1]);BITAND([.G10];BITXOR(BITLSHIFT(1;[.$C11]);255));[.G10])))" office:value-type="float" office:value="0" calcext:value-type="float">
            <text:p>0</text:p>
          </table:table-cell>
          <table:table-cell table:formula="of:=IF([.B11]=&quot;INC&quot;;COM.MICROSOFT.SWITCH([.C11];&quot;A&quot;;[.E11];&quot;B&quot;;[.F11];&quot;C&quot;;[.G11]);[.H10])" office:value-type="float" office:value="0" calcext:value-type="float">
            <text:p>0</text:p>
          </table:table-cell>
          <table:table-cell table:formula="of:=[.H11]&lt;0" office:value-type="boolean" office:boolean-value="false" calcext:value-type="boolean">
            <text:p>ЛОЖЬ</text:p>
          </table:table-cell>
          <table:table-cell table:formula="of:=[.H11]=0" office:value-type="boolean" office:boolean-value="true" calcext:value-type="boolean">
            <text:p>ИСТИНА</text:p>
          </table:table-cell>
          <table:table-cell table:formula="of:=OR([.H11]&lt;-128;[.H11]&gt;127)" office:value-type="boolean" office:boolean-value="false" calcext:value-type="boolean">
            <text:p>ЛОЖЬ</text:p>
          </table:table-cell>
          <table:table-cell table:formula="of:=IF(AND([.$B11]=&quot;BTR&quot;;[.$D11]=[.E$1]);BITAND(BITRSHIFT([.E10];[.$C11]);1);IF(AND([.$B11]=&quot;BTR&quot;;[.$D11]=[.F$1]);BITAND(BITRSHIFT([.E10];[.$C11]);1);IF(AND([.$B11]=&quot;BTR&quot;;[.$D11]=[.G$1]);BITAND(BITRSHIFT([.E10];[.$C11]);1); OR([.H11]&lt;0;[.H11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11]=&quot;JMPI&quot;;[.C11];[.A11]+1)" office:value-type="float" office:value="10" calcext:value-type="float">
            <text:p>10</text:p>
          </table:table-cell>
          <table:table-cell table:formula="of:=VLOOKUP([.$A12];Program;2;1)" office:value-type="string" office:string-value="JMPI" calcext:value-type="string">
            <text:p>JMPI</text:p>
          </table:table-cell>
          <table:table-cell table:formula="of:=VLOOKUP([.$A12];Program;3;1)" office:value-type="float" office:value="13" calcext:value-type="float">
            <text:p>13</text:p>
          </table:table-cell>
          <table:table-cell table:formula="of:=VLOOKUP([.$A12];Program;4;1)" office:value-type="float" office:value="0" calcext:value-type="float">
            <text:p/>
          </table:table-cell>
          <table:table-cell table:formula="of:=IF(AND([.$B12]=&quot;INC&quot;; [.$C12]=[.E$1]);[.E11]+1;IF(AND([.$B12]=&quot;MOVI&quot;; [.$C12]=[.E$1]);[.$D12];IF(AND([.$B12]=&quot;BTR&quot;;[.$D12]=[.E$1]);BITAND([.E11];BITXOR(BITLSHIFT(1;[.$C12]);255));[.E11])))" office:value-type="float" office:value="0" calcext:value-type="float">
            <text:p>0</text:p>
          </table:table-cell>
          <table:table-cell table:formula="of:=IF(AND([.$B12]=&quot;INC&quot;; [.$C12]=[.F$1]);[.F11]+1;IF(AND([.$B12]=&quot;MOVI&quot;; [.$C12]=[.F$1]);[.$D12];IF(AND([.$B12]=&quot;BTR&quot;;[.$D12]=[.F$1]);BITAND([.F11];BITXOR(BITLSHIFT(1;[.$C12]);255));[.F11])))" office:value-type="float" office:value="1" calcext:value-type="float">
            <text:p>1</text:p>
          </table:table-cell>
          <table:table-cell table:formula="of:=IF(AND([.$B12]=&quot;INC&quot;; [.$C12]=[.G$1]);[.G11]+1;IF(AND([.$B12]=&quot;MOVI&quot;; [.$C12]=[.G$1]);[.$D12];IF(AND([.$B12]=&quot;BTR&quot;;[.$D12]=[.G$1]);BITAND([.G11];BITXOR(BITLSHIFT(1;[.$C12]);255));[.G11])))" office:value-type="float" office:value="0" calcext:value-type="float">
            <text:p>0</text:p>
          </table:table-cell>
          <table:table-cell table:formula="of:=IF([.B12]=&quot;INC&quot;;COM.MICROSOFT.SWITCH([.C12];&quot;A&quot;;[.E12];&quot;B&quot;;[.F12];&quot;C&quot;;[.G12]);[.H11])" office:value-type="float" office:value="0" calcext:value-type="float">
            <text:p>0</text:p>
          </table:table-cell>
          <table:table-cell table:formula="of:=[.H12]&lt;0" office:value-type="boolean" office:boolean-value="false" calcext:value-type="boolean">
            <text:p>ЛОЖЬ</text:p>
          </table:table-cell>
          <table:table-cell table:formula="of:=[.H12]=0" office:value-type="boolean" office:boolean-value="true" calcext:value-type="boolean">
            <text:p>ИСТИНА</text:p>
          </table:table-cell>
          <table:table-cell table:formula="of:=OR([.H12]&lt;-128;[.H12]&gt;127)" office:value-type="boolean" office:boolean-value="false" calcext:value-type="boolean">
            <text:p>ЛОЖЬ</text:p>
          </table:table-cell>
          <table:table-cell table:formula="of:=IF(AND([.$B12]=&quot;BTR&quot;;[.$D12]=[.E$1]);BITAND(BITRSHIFT([.E11];[.$C12]);1);IF(AND([.$B12]=&quot;BTR&quot;;[.$D12]=[.F$1]);BITAND(BITRSHIFT([.E11];[.$C12]);1);IF(AND([.$B12]=&quot;BTR&quot;;[.$D12]=[.G$1]);BITAND(BITRSHIFT([.E11];[.$C12]);1); OR([.H12]&lt;0;[.H12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12]=&quot;JMPI&quot;;[.C12];[.A12]+1)" office:value-type="float" office:value="13" calcext:value-type="float">
            <text:p>13</text:p>
          </table:table-cell>
          <table:table-cell table:formula="of:=VLOOKUP([.$A13];Program;2;1)" office:value-type="string" office:string-value="MOVI" calcext:value-type="string">
            <text:p>MOVI</text:p>
          </table:table-cell>
          <table:table-cell table:formula="of:=VLOOKUP([.$A13];Program;3;1)" office:value-type="string" office:string-value="A" calcext:value-type="string">
            <text:p>A</text:p>
          </table:table-cell>
          <table:table-cell table:formula="of:=VLOOKUP([.$A13];Program;4;1)" office:value-type="float" office:value="255" calcext:value-type="float">
            <text:p>255</text:p>
          </table:table-cell>
          <table:table-cell table:formula="of:=IF(AND([.$B13]=&quot;INC&quot;; [.$C13]=[.E$1]);[.E12]+1;IF(AND([.$B13]=&quot;MOVI&quot;; [.$C13]=[.E$1]);[.$D13];IF(AND([.$B13]=&quot;BTR&quot;;[.$D13]=[.E$1]);BITAND([.E12];BITXOR(BITLSHIFT(1;[.$C13]);255));[.E12])))" office:value-type="float" office:value="255" calcext:value-type="float">
            <text:p>255</text:p>
          </table:table-cell>
          <table:table-cell table:formula="of:=IF(AND([.$B13]=&quot;INC&quot;; [.$C13]=[.F$1]);[.F12]+1;IF(AND([.$B13]=&quot;MOVI&quot;; [.$C13]=[.F$1]);[.$D13];IF(AND([.$B13]=&quot;BTR&quot;;[.$D13]=[.F$1]);BITAND([.F12];BITXOR(BITLSHIFT(1;[.$C13]);255));[.F12])))" office:value-type="float" office:value="1" calcext:value-type="float">
            <text:p>1</text:p>
          </table:table-cell>
          <table:table-cell table:formula="of:=IF(AND([.$B13]=&quot;INC&quot;; [.$C13]=[.G$1]);[.G12]+1;IF(AND([.$B13]=&quot;MOVI&quot;; [.$C13]=[.G$1]);[.$D13];IF(AND([.$B13]=&quot;BTR&quot;;[.$D13]=[.G$1]);BITAND([.G12];BITXOR(BITLSHIFT(1;[.$C13]);255));[.G12])))" office:value-type="float" office:value="0" calcext:value-type="float">
            <text:p>0</text:p>
          </table:table-cell>
          <table:table-cell table:formula="of:=IF([.B13]=&quot;INC&quot;;COM.MICROSOFT.SWITCH([.C13];&quot;A&quot;;[.E13];&quot;B&quot;;[.F13];&quot;C&quot;;[.G13]);[.H12])" office:value-type="float" office:value="0" calcext:value-type="float">
            <text:p>0</text:p>
          </table:table-cell>
          <table:table-cell table:formula="of:=[.H13]&lt;0" office:value-type="boolean" office:boolean-value="false" calcext:value-type="boolean">
            <text:p>ЛОЖЬ</text:p>
          </table:table-cell>
          <table:table-cell table:formula="of:=[.H13]=0" office:value-type="boolean" office:boolean-value="true" calcext:value-type="boolean">
            <text:p>ИСТИНА</text:p>
          </table:table-cell>
          <table:table-cell table:formula="of:=OR([.H13]&lt;-128;[.H13]&gt;127)" office:value-type="boolean" office:boolean-value="false" calcext:value-type="boolean">
            <text:p>ЛОЖЬ</text:p>
          </table:table-cell>
          <table:table-cell table:formula="of:=IF(AND([.$B13]=&quot;BTR&quot;;[.$D13]=[.E$1]);BITAND(BITRSHIFT([.E12];[.$C13]);1);IF(AND([.$B13]=&quot;BTR&quot;;[.$D13]=[.F$1]);BITAND(BITRSHIFT([.E12];[.$C13]);1);IF(AND([.$B13]=&quot;BTR&quot;;[.$D13]=[.G$1]);BITAND(BITRSHIFT([.E12];[.$C13]);1); OR([.H13]&lt;0;[.H13]&gt;255))))" office:value-type="boolean" office:boolean-value="false" calcext:value-type="boolean">
            <text:p>ЛОЖЬ</text:p>
          </table:table-cell>
        </table:table-row>
        <table:table-row table:style-name="ro1">
          <table:table-cell table:formula="of:=IF([.B13]=&quot;JMPI&quot;;[.C13];[.A13]+1)" office:value-type="float" office:value="14" calcext:value-type="float">
            <text:p>14</text:p>
          </table:table-cell>
          <table:table-cell table:formula="of:=VLOOKUP([.$A14];Program;2;1)" office:value-type="string" office:string-value="BTR" calcext:value-type="string">
            <text:p>BTR</text:p>
          </table:table-cell>
          <table:table-cell table:formula="of:=VLOOKUP([.$A14];Program;3;1)" office:value-type="float" office:value="0" calcext:value-type="float">
            <text:p>0</text:p>
          </table:table-cell>
          <table:table-cell table:formula="of:=VLOOKUP([.$A14];Program;4;1)" office:value-type="string" office:string-value="A" calcext:value-type="string">
            <text:p>A</text:p>
          </table:table-cell>
          <table:table-cell table:formula="of:=IF(AND([.$B14]=&quot;INC&quot;; [.$C14]=[.E$1]);[.E13]+1;IF(AND([.$B14]=&quot;MOVI&quot;; [.$C14]=[.E$1]);[.$D14];IF(AND([.$B14]=&quot;BTR&quot;;[.$D14]=[.E$1]);BITAND([.E13];BITXOR(BITLSHIFT(1;[.$C14]);255));[.E13])))" office:value-type="float" office:value="254" calcext:value-type="float">
            <text:p>254</text:p>
          </table:table-cell>
          <table:table-cell table:formula="of:=IF(AND([.$B14]=&quot;INC&quot;; [.$C14]=[.F$1]);[.F13]+1;IF(AND([.$B14]=&quot;MOVI&quot;; [.$C14]=[.F$1]);[.$D14];IF(AND([.$B14]=&quot;BTR&quot;;[.$D14]=[.F$1]);BITAND([.F13];BITXOR(BITLSHIFT(1;[.$C14]);255));[.F13])))" office:value-type="float" office:value="1" calcext:value-type="float">
            <text:p>1</text:p>
          </table:table-cell>
          <table:table-cell table:formula="of:=IF(AND([.$B14]=&quot;INC&quot;; [.$C14]=[.G$1]);[.G13]+1;IF(AND([.$B14]=&quot;MOVI&quot;; [.$C14]=[.G$1]);[.$D14];IF(AND([.$B14]=&quot;BTR&quot;;[.$D14]=[.G$1]);BITAND([.G13];BITXOR(BITLSHIFT(1;[.$C14]);255));[.G13])))" office:value-type="float" office:value="0" calcext:value-type="float">
            <text:p>0</text:p>
          </table:table-cell>
          <table:table-cell table:formula="of:=IF([.B14]=&quot;INC&quot;;COM.MICROSOFT.SWITCH([.C14];&quot;A&quot;;[.E14];&quot;B&quot;;[.F14];&quot;C&quot;;[.G14]);[.H13])" office:value-type="float" office:value="0" calcext:value-type="float">
            <text:p>0</text:p>
          </table:table-cell>
          <table:table-cell table:formula="of:=[.H14]&lt;0" office:value-type="boolean" office:boolean-value="false" calcext:value-type="boolean">
            <text:p>ЛОЖЬ</text:p>
          </table:table-cell>
          <table:table-cell table:formula="of:=[.H14]=0" office:value-type="boolean" office:boolean-value="true" calcext:value-type="boolean">
            <text:p>ИСТИНА</text:p>
          </table:table-cell>
          <table:table-cell table:formula="of:=OR([.H14]&lt;-128;[.H14]&gt;127)" office:value-type="boolean" office:boolean-value="false" calcext:value-type="boolean">
            <text:p>ЛОЖЬ</text:p>
          </table:table-cell>
          <table:table-cell table:formula="of:=IF(AND([.$B14]=&quot;BTR&quot;;[.$D14]=[.E$1]);BITAND(BITRSHIFT([.E13];[.$C14]);1);IF(AND([.$B14]=&quot;BTR&quot;;[.$D14]=[.F$1]);BITAND(BITRSHIFT([.E13];[.$C14]);1);IF(AND([.$B14]=&quot;BTR&quot;;[.$D14]=[.G$1]);BITAND(BITRSHIFT([.E13];[.$C14]);1); OR([.H14]&lt;0;[.H14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14]=&quot;JMPI&quot;;[.C14];[.A14]+1)" office:value-type="float" office:value="15" calcext:value-type="float">
            <text:p>15</text:p>
          </table:table-cell>
          <table:table-cell table:formula="of:=VLOOKUP([.$A15];Program;2;1)" office:value-type="string" office:string-value="BTR" calcext:value-type="string">
            <text:p>BTR</text:p>
          </table:table-cell>
          <table:table-cell table:formula="of:=VLOOKUP([.$A15];Program;3;1)" office:value-type="float" office:value="1" calcext:value-type="float">
            <text:p>1</text:p>
          </table:table-cell>
          <table:table-cell table:formula="of:=VLOOKUP([.$A15];Program;4;1)" office:value-type="string" office:string-value="A" calcext:value-type="string">
            <text:p>A</text:p>
          </table:table-cell>
          <table:table-cell table:formula="of:=IF(AND([.$B15]=&quot;INC&quot;; [.$C15]=[.E$1]);[.E14]+1;IF(AND([.$B15]=&quot;MOVI&quot;; [.$C15]=[.E$1]);[.$D15];IF(AND([.$B15]=&quot;BTR&quot;;[.$D15]=[.E$1]);BITAND([.E14];BITXOR(BITLSHIFT(1;[.$C15]);255));[.E14])))" office:value-type="float" office:value="252" calcext:value-type="float">
            <text:p>252</text:p>
          </table:table-cell>
          <table:table-cell table:formula="of:=IF(AND([.$B15]=&quot;INC&quot;; [.$C15]=[.F$1]);[.F14]+1;IF(AND([.$B15]=&quot;MOVI&quot;; [.$C15]=[.F$1]);[.$D15];IF(AND([.$B15]=&quot;BTR&quot;;[.$D15]=[.F$1]);BITAND([.F14];BITXOR(BITLSHIFT(1;[.$C15]);255));[.F14])))" office:value-type="float" office:value="1" calcext:value-type="float">
            <text:p>1</text:p>
          </table:table-cell>
          <table:table-cell table:formula="of:=IF(AND([.$B15]=&quot;INC&quot;; [.$C15]=[.G$1]);[.G14]+1;IF(AND([.$B15]=&quot;MOVI&quot;; [.$C15]=[.G$1]);[.$D15];IF(AND([.$B15]=&quot;BTR&quot;;[.$D15]=[.G$1]);BITAND([.G14];BITXOR(BITLSHIFT(1;[.$C15]);255));[.G14])))" office:value-type="float" office:value="0" calcext:value-type="float">
            <text:p>0</text:p>
          </table:table-cell>
          <table:table-cell table:formula="of:=IF([.B15]=&quot;INC&quot;;COM.MICROSOFT.SWITCH([.C15];&quot;A&quot;;[.E15];&quot;B&quot;;[.F15];&quot;C&quot;;[.G15]);[.H14])" office:value-type="float" office:value="0" calcext:value-type="float">
            <text:p>0</text:p>
          </table:table-cell>
          <table:table-cell table:formula="of:=[.H15]&lt;0" office:value-type="boolean" office:boolean-value="false" calcext:value-type="boolean">
            <text:p>ЛОЖЬ</text:p>
          </table:table-cell>
          <table:table-cell table:formula="of:=[.H15]=0" office:value-type="boolean" office:boolean-value="true" calcext:value-type="boolean">
            <text:p>ИСТИНА</text:p>
          </table:table-cell>
          <table:table-cell table:formula="of:=OR([.H15]&lt;-128;[.H15]&gt;127)" office:value-type="boolean" office:boolean-value="false" calcext:value-type="boolean">
            <text:p>ЛОЖЬ</text:p>
          </table:table-cell>
          <table:table-cell table:formula="of:=IF(AND([.$B15]=&quot;BTR&quot;;[.$D15]=[.E$1]);BITAND(BITRSHIFT([.E14];[.$C15]);1);IF(AND([.$B15]=&quot;BTR&quot;;[.$D15]=[.F$1]);BITAND(BITRSHIFT([.E14];[.$C15]);1);IF(AND([.$B15]=&quot;BTR&quot;;[.$D15]=[.G$1]);BITAND(BITRSHIFT([.E14];[.$C15]);1); OR([.H15]&lt;0;[.H15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15]=&quot;JMPI&quot;;[.C15];[.A15]+1)" office:value-type="float" office:value="16" calcext:value-type="float">
            <text:p>16</text:p>
          </table:table-cell>
          <table:table-cell table:formula="of:=VLOOKUP([.$A16];Program;2;1)" office:value-type="string" office:string-value="BTR" calcext:value-type="string">
            <text:p>BTR</text:p>
          </table:table-cell>
          <table:table-cell table:formula="of:=VLOOKUP([.$A16];Program;3;1)" office:value-type="float" office:value="2" calcext:value-type="float">
            <text:p>2</text:p>
          </table:table-cell>
          <table:table-cell table:formula="of:=VLOOKUP([.$A16];Program;4;1)" office:value-type="string" office:string-value="A" calcext:value-type="string">
            <text:p>A</text:p>
          </table:table-cell>
          <table:table-cell table:formula="of:=IF(AND([.$B16]=&quot;INC&quot;; [.$C16]=[.E$1]);[.E15]+1;IF(AND([.$B16]=&quot;MOVI&quot;; [.$C16]=[.E$1]);[.$D16];IF(AND([.$B16]=&quot;BTR&quot;;[.$D16]=[.E$1]);BITAND([.E15];BITXOR(BITLSHIFT(1;[.$C16]);255));[.E15])))" office:value-type="float" office:value="248" calcext:value-type="float">
            <text:p>248</text:p>
          </table:table-cell>
          <table:table-cell table:formula="of:=IF(AND([.$B16]=&quot;INC&quot;; [.$C16]=[.F$1]);[.F15]+1;IF(AND([.$B16]=&quot;MOVI&quot;; [.$C16]=[.F$1]);[.$D16];IF(AND([.$B16]=&quot;BTR&quot;;[.$D16]=[.F$1]);BITAND([.F15];BITXOR(BITLSHIFT(1;[.$C16]);255));[.F15])))" office:value-type="float" office:value="1" calcext:value-type="float">
            <text:p>1</text:p>
          </table:table-cell>
          <table:table-cell table:formula="of:=IF(AND([.$B16]=&quot;INC&quot;; [.$C16]=[.G$1]);[.G15]+1;IF(AND([.$B16]=&quot;MOVI&quot;; [.$C16]=[.G$1]);[.$D16];IF(AND([.$B16]=&quot;BTR&quot;;[.$D16]=[.G$1]);BITAND([.G15];BITXOR(BITLSHIFT(1;[.$C16]);255));[.G15])))" office:value-type="float" office:value="0" calcext:value-type="float">
            <text:p>0</text:p>
          </table:table-cell>
          <table:table-cell table:formula="of:=IF([.B16]=&quot;INC&quot;;COM.MICROSOFT.SWITCH([.C16];&quot;A&quot;;[.E16];&quot;B&quot;;[.F16];&quot;C&quot;;[.G16]);[.H15])" office:value-type="float" office:value="0" calcext:value-type="float">
            <text:p>0</text:p>
          </table:table-cell>
          <table:table-cell table:formula="of:=[.H16]&lt;0" office:value-type="boolean" office:boolean-value="false" calcext:value-type="boolean">
            <text:p>ЛОЖЬ</text:p>
          </table:table-cell>
          <table:table-cell table:formula="of:=[.H16]=0" office:value-type="boolean" office:boolean-value="true" calcext:value-type="boolean">
            <text:p>ИСТИНА</text:p>
          </table:table-cell>
          <table:table-cell table:formula="of:=OR([.H16]&lt;-128;[.H16]&gt;127)" office:value-type="boolean" office:boolean-value="false" calcext:value-type="boolean">
            <text:p>ЛОЖЬ</text:p>
          </table:table-cell>
          <table:table-cell table:formula="of:=IF(AND([.$B16]=&quot;BTR&quot;;[.$D16]=[.E$1]);BITAND(BITRSHIFT([.E15];[.$C16]);1);IF(AND([.$B16]=&quot;BTR&quot;;[.$D16]=[.F$1]);BITAND(BITRSHIFT([.E15];[.$C16]);1);IF(AND([.$B16]=&quot;BTR&quot;;[.$D16]=[.G$1]);BITAND(BITRSHIFT([.E15];[.$C16]);1); OR([.H16]&lt;0;[.H16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16]=&quot;JMPI&quot;;[.C16];[.A16]+1)" office:value-type="float" office:value="17" calcext:value-type="float">
            <text:p>17</text:p>
          </table:table-cell>
          <table:table-cell table:formula="of:=VLOOKUP([.$A17];Program;2;1)" office:value-type="string" office:string-value="BTR" calcext:value-type="string">
            <text:p>BTR</text:p>
          </table:table-cell>
          <table:table-cell table:formula="of:=VLOOKUP([.$A17];Program;3;1)" office:value-type="float" office:value="3" calcext:value-type="float">
            <text:p>3</text:p>
          </table:table-cell>
          <table:table-cell table:formula="of:=VLOOKUP([.$A17];Program;4;1)" office:value-type="string" office:string-value="A" calcext:value-type="string">
            <text:p>A</text:p>
          </table:table-cell>
          <table:table-cell table:formula="of:=IF(AND([.$B17]=&quot;INC&quot;; [.$C17]=[.E$1]);[.E16]+1;IF(AND([.$B17]=&quot;MOVI&quot;; [.$C17]=[.E$1]);[.$D17];IF(AND([.$B17]=&quot;BTR&quot;;[.$D17]=[.E$1]);BITAND([.E16];BITXOR(BITLSHIFT(1;[.$C17]);255));[.E16])))" office:value-type="float" office:value="240" calcext:value-type="float">
            <text:p>240</text:p>
          </table:table-cell>
          <table:table-cell table:formula="of:=IF(AND([.$B17]=&quot;INC&quot;; [.$C17]=[.F$1]);[.F16]+1;IF(AND([.$B17]=&quot;MOVI&quot;; [.$C17]=[.F$1]);[.$D17];IF(AND([.$B17]=&quot;BTR&quot;;[.$D17]=[.F$1]);BITAND([.F16];BITXOR(BITLSHIFT(1;[.$C17]);255));[.F16])))" office:value-type="float" office:value="1" calcext:value-type="float">
            <text:p>1</text:p>
          </table:table-cell>
          <table:table-cell table:formula="of:=IF(AND([.$B17]=&quot;INC&quot;; [.$C17]=[.G$1]);[.G16]+1;IF(AND([.$B17]=&quot;MOVI&quot;; [.$C17]=[.G$1]);[.$D17];IF(AND([.$B17]=&quot;BTR&quot;;[.$D17]=[.G$1]);BITAND([.G16];BITXOR(BITLSHIFT(1;[.$C17]);255));[.G16])))" office:value-type="float" office:value="0" calcext:value-type="float">
            <text:p>0</text:p>
          </table:table-cell>
          <table:table-cell table:formula="of:=IF([.B17]=&quot;INC&quot;;COM.MICROSOFT.SWITCH([.C17];&quot;A&quot;;[.E17];&quot;B&quot;;[.F17];&quot;C&quot;;[.G17]);[.H16])" office:value-type="float" office:value="0" calcext:value-type="float">
            <text:p>0</text:p>
          </table:table-cell>
          <table:table-cell table:formula="of:=[.H17]&lt;0" office:value-type="boolean" office:boolean-value="false" calcext:value-type="boolean">
            <text:p>ЛОЖЬ</text:p>
          </table:table-cell>
          <table:table-cell table:formula="of:=[.H17]=0" office:value-type="boolean" office:boolean-value="true" calcext:value-type="boolean">
            <text:p>ИСТИНА</text:p>
          </table:table-cell>
          <table:table-cell table:formula="of:=OR([.H17]&lt;-128;[.H17]&gt;127)" office:value-type="boolean" office:boolean-value="false" calcext:value-type="boolean">
            <text:p>ЛОЖЬ</text:p>
          </table:table-cell>
          <table:table-cell table:formula="of:=IF(AND([.$B17]=&quot;BTR&quot;;[.$D17]=[.E$1]);BITAND(BITRSHIFT([.E16];[.$C17]);1);IF(AND([.$B17]=&quot;BTR&quot;;[.$D17]=[.F$1]);BITAND(BITRSHIFT([.E16];[.$C17]);1);IF(AND([.$B17]=&quot;BTR&quot;;[.$D17]=[.G$1]);BITAND(BITRSHIFT([.E16];[.$C17]);1); OR([.H17]&lt;0;[.H17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17]=&quot;JMPI&quot;;[.C17];[.A17]+1)" office:value-type="float" office:value="18" calcext:value-type="float">
            <text:p>18</text:p>
          </table:table-cell>
          <table:table-cell table:formula="of:=VLOOKUP([.$A18];Program;2;1)" office:value-type="string" office:string-value="BTR" calcext:value-type="string">
            <text:p>BTR</text:p>
          </table:table-cell>
          <table:table-cell table:formula="of:=VLOOKUP([.$A18];Program;3;1)" office:value-type="float" office:value="4" calcext:value-type="float">
            <text:p>4</text:p>
          </table:table-cell>
          <table:table-cell table:formula="of:=VLOOKUP([.$A18];Program;4;1)" office:value-type="string" office:string-value="A" calcext:value-type="string">
            <text:p>A</text:p>
          </table:table-cell>
          <table:table-cell table:formula="of:=IF(AND([.$B18]=&quot;INC&quot;; [.$C18]=[.E$1]);[.E17]+1;IF(AND([.$B18]=&quot;MOVI&quot;; [.$C18]=[.E$1]);[.$D18];IF(AND([.$B18]=&quot;BTR&quot;;[.$D18]=[.E$1]);BITAND([.E17];BITXOR(BITLSHIFT(1;[.$C18]);255));[.E17])))" office:value-type="float" office:value="224" calcext:value-type="float">
            <text:p>224</text:p>
          </table:table-cell>
          <table:table-cell table:formula="of:=IF(AND([.$B18]=&quot;INC&quot;; [.$C18]=[.F$1]);[.F17]+1;IF(AND([.$B18]=&quot;MOVI&quot;; [.$C18]=[.F$1]);[.$D18];IF(AND([.$B18]=&quot;BTR&quot;;[.$D18]=[.F$1]);BITAND([.F17];BITXOR(BITLSHIFT(1;[.$C18]);255));[.F17])))" office:value-type="float" office:value="1" calcext:value-type="float">
            <text:p>1</text:p>
          </table:table-cell>
          <table:table-cell table:formula="of:=IF(AND([.$B18]=&quot;INC&quot;; [.$C18]=[.G$1]);[.G17]+1;IF(AND([.$B18]=&quot;MOVI&quot;; [.$C18]=[.G$1]);[.$D18];IF(AND([.$B18]=&quot;BTR&quot;;[.$D18]=[.G$1]);BITAND([.G17];BITXOR(BITLSHIFT(1;[.$C18]);255));[.G17])))" office:value-type="float" office:value="0" calcext:value-type="float">
            <text:p>0</text:p>
          </table:table-cell>
          <table:table-cell table:formula="of:=IF([.B18]=&quot;INC&quot;;COM.MICROSOFT.SWITCH([.C18];&quot;A&quot;;[.E18];&quot;B&quot;;[.F18];&quot;C&quot;;[.G18]);[.H17])" office:value-type="float" office:value="0" calcext:value-type="float">
            <text:p>0</text:p>
          </table:table-cell>
          <table:table-cell table:formula="of:=[.H18]&lt;0" office:value-type="boolean" office:boolean-value="false" calcext:value-type="boolean">
            <text:p>ЛОЖЬ</text:p>
          </table:table-cell>
          <table:table-cell table:formula="of:=[.H18]=0" office:value-type="boolean" office:boolean-value="true" calcext:value-type="boolean">
            <text:p>ИСТИНА</text:p>
          </table:table-cell>
          <table:table-cell table:formula="of:=OR([.H18]&lt;-128;[.H18]&gt;127)" office:value-type="boolean" office:boolean-value="false" calcext:value-type="boolean">
            <text:p>ЛОЖЬ</text:p>
          </table:table-cell>
          <table:table-cell table:formula="of:=IF(AND([.$B18]=&quot;BTR&quot;;[.$D18]=[.E$1]);BITAND(BITRSHIFT([.E17];[.$C18]);1);IF(AND([.$B18]=&quot;BTR&quot;;[.$D18]=[.F$1]);BITAND(BITRSHIFT([.E17];[.$C18]);1);IF(AND([.$B18]=&quot;BTR&quot;;[.$D18]=[.G$1]);BITAND(BITRSHIFT([.E17];[.$C18]);1); OR([.H18]&lt;0;[.H18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18]=&quot;JMPI&quot;;[.C18];[.A18]+1)" office:value-type="float" office:value="19" calcext:value-type="float">
            <text:p>19</text:p>
          </table:table-cell>
          <table:table-cell table:formula="of:=VLOOKUP([.$A19];Program;2;1)" office:value-type="string" office:string-value="BTR" calcext:value-type="string">
            <text:p>BTR</text:p>
          </table:table-cell>
          <table:table-cell table:formula="of:=VLOOKUP([.$A19];Program;3;1)" office:value-type="float" office:value="5" calcext:value-type="float">
            <text:p>5</text:p>
          </table:table-cell>
          <table:table-cell table:formula="of:=VLOOKUP([.$A19];Program;4;1)" office:value-type="string" office:string-value="A" calcext:value-type="string">
            <text:p>A</text:p>
          </table:table-cell>
          <table:table-cell table:formula="of:=IF(AND([.$B19]=&quot;INC&quot;; [.$C19]=[.E$1]);[.E18]+1;IF(AND([.$B19]=&quot;MOVI&quot;; [.$C19]=[.E$1]);[.$D19];IF(AND([.$B19]=&quot;BTR&quot;;[.$D19]=[.E$1]);BITAND([.E18];BITXOR(BITLSHIFT(1;[.$C19]);255));[.E18])))" office:value-type="float" office:value="192" calcext:value-type="float">
            <text:p>192</text:p>
          </table:table-cell>
          <table:table-cell table:formula="of:=IF(AND([.$B19]=&quot;INC&quot;; [.$C19]=[.F$1]);[.F18]+1;IF(AND([.$B19]=&quot;MOVI&quot;; [.$C19]=[.F$1]);[.$D19];IF(AND([.$B19]=&quot;BTR&quot;;[.$D19]=[.F$1]);BITAND([.F18];BITXOR(BITLSHIFT(1;[.$C19]);255));[.F18])))" office:value-type="float" office:value="1" calcext:value-type="float">
            <text:p>1</text:p>
          </table:table-cell>
          <table:table-cell table:formula="of:=IF(AND([.$B19]=&quot;INC&quot;; [.$C19]=[.G$1]);[.G18]+1;IF(AND([.$B19]=&quot;MOVI&quot;; [.$C19]=[.G$1]);[.$D19];IF(AND([.$B19]=&quot;BTR&quot;;[.$D19]=[.G$1]);BITAND([.G18];BITXOR(BITLSHIFT(1;[.$C19]);255));[.G18])))" office:value-type="float" office:value="0" calcext:value-type="float">
            <text:p>0</text:p>
          </table:table-cell>
          <table:table-cell table:formula="of:=IF([.B19]=&quot;INC&quot;;COM.MICROSOFT.SWITCH([.C19];&quot;A&quot;;[.E19];&quot;B&quot;;[.F19];&quot;C&quot;;[.G19]);[.H18])" office:value-type="float" office:value="0" calcext:value-type="float">
            <text:p>0</text:p>
          </table:table-cell>
          <table:table-cell table:formula="of:=[.H19]&lt;0" office:value-type="boolean" office:boolean-value="false" calcext:value-type="boolean">
            <text:p>ЛОЖЬ</text:p>
          </table:table-cell>
          <table:table-cell table:formula="of:=[.H19]=0" office:value-type="boolean" office:boolean-value="true" calcext:value-type="boolean">
            <text:p>ИСТИНА</text:p>
          </table:table-cell>
          <table:table-cell table:formula="of:=OR([.H19]&lt;-128;[.H19]&gt;127)" office:value-type="boolean" office:boolean-value="false" calcext:value-type="boolean">
            <text:p>ЛОЖЬ</text:p>
          </table:table-cell>
          <table:table-cell table:formula="of:=IF(AND([.$B19]=&quot;BTR&quot;;[.$D19]=[.E$1]);BITAND(BITRSHIFT([.E18];[.$C19]);1);IF(AND([.$B19]=&quot;BTR&quot;;[.$D19]=[.F$1]);BITAND(BITRSHIFT([.E18];[.$C19]);1);IF(AND([.$B19]=&quot;BTR&quot;;[.$D19]=[.G$1]);BITAND(BITRSHIFT([.E18];[.$C19]);1); OR([.H19]&lt;0;[.H19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19]=&quot;JMPI&quot;;[.C19];[.A19]+1)" office:value-type="float" office:value="20" calcext:value-type="float">
            <text:p>20</text:p>
          </table:table-cell>
          <table:table-cell table:formula="of:=VLOOKUP([.$A20];Program;2;1)" office:value-type="string" office:string-value="BTR" calcext:value-type="string">
            <text:p>BTR</text:p>
          </table:table-cell>
          <table:table-cell table:formula="of:=VLOOKUP([.$A20];Program;3;1)" office:value-type="float" office:value="6" calcext:value-type="float">
            <text:p>6</text:p>
          </table:table-cell>
          <table:table-cell table:formula="of:=VLOOKUP([.$A20];Program;4;1)" office:value-type="string" office:string-value="A" calcext:value-type="string">
            <text:p>A</text:p>
          </table:table-cell>
          <table:table-cell table:formula="of:=IF(AND([.$B20]=&quot;INC&quot;; [.$C20]=[.E$1]);[.E19]+1;IF(AND([.$B20]=&quot;MOVI&quot;; [.$C20]=[.E$1]);[.$D20];IF(AND([.$B20]=&quot;BTR&quot;;[.$D20]=[.E$1]);BITAND([.E19];BITXOR(BITLSHIFT(1;[.$C20]);255));[.E19])))" office:value-type="float" office:value="128" calcext:value-type="float">
            <text:p>128</text:p>
          </table:table-cell>
          <table:table-cell table:formula="of:=IF(AND([.$B20]=&quot;INC&quot;; [.$C20]=[.F$1]);[.F19]+1;IF(AND([.$B20]=&quot;MOVI&quot;; [.$C20]=[.F$1]);[.$D20];IF(AND([.$B20]=&quot;BTR&quot;;[.$D20]=[.F$1]);BITAND([.F19];BITXOR(BITLSHIFT(1;[.$C20]);255));[.F19])))" office:value-type="float" office:value="1" calcext:value-type="float">
            <text:p>1</text:p>
          </table:table-cell>
          <table:table-cell table:formula="of:=IF(AND([.$B20]=&quot;INC&quot;; [.$C20]=[.G$1]);[.G19]+1;IF(AND([.$B20]=&quot;MOVI&quot;; [.$C20]=[.G$1]);[.$D20];IF(AND([.$B20]=&quot;BTR&quot;;[.$D20]=[.G$1]);BITAND([.G19];BITXOR(BITLSHIFT(1;[.$C20]);255));[.G19])))" office:value-type="float" office:value="0" calcext:value-type="float">
            <text:p>0</text:p>
          </table:table-cell>
          <table:table-cell table:formula="of:=IF([.B20]=&quot;INC&quot;;COM.MICROSOFT.SWITCH([.C20];&quot;A&quot;;[.E20];&quot;B&quot;;[.F20];&quot;C&quot;;[.G20]);[.H19])" office:value-type="float" office:value="0" calcext:value-type="float">
            <text:p>0</text:p>
          </table:table-cell>
          <table:table-cell table:formula="of:=[.H20]&lt;0" office:value-type="boolean" office:boolean-value="false" calcext:value-type="boolean">
            <text:p>ЛОЖЬ</text:p>
          </table:table-cell>
          <table:table-cell table:formula="of:=[.H20]=0" office:value-type="boolean" office:boolean-value="true" calcext:value-type="boolean">
            <text:p>ИСТИНА</text:p>
          </table:table-cell>
          <table:table-cell table:formula="of:=OR([.H20]&lt;-128;[.H20]&gt;127)" office:value-type="boolean" office:boolean-value="false" calcext:value-type="boolean">
            <text:p>ЛОЖЬ</text:p>
          </table:table-cell>
          <table:table-cell table:formula="of:=IF(AND([.$B20]=&quot;BTR&quot;;[.$D20]=[.E$1]);BITAND(BITRSHIFT([.E19];[.$C20]);1);IF(AND([.$B20]=&quot;BTR&quot;;[.$D20]=[.F$1]);BITAND(BITRSHIFT([.E19];[.$C20]);1);IF(AND([.$B20]=&quot;BTR&quot;;[.$D20]=[.G$1]);BITAND(BITRSHIFT([.E19];[.$C20]);1); OR([.H20]&lt;0;[.H20]&gt;255))))" office:value-type="boolean" office:boolean-value="true" calcext:value-type="boolean">
            <text:p>ИСТИНА</text:p>
          </table:table-cell>
        </table:table-row>
        <table:table-row table:style-name="ro1">
          <table:table-cell table:formula="of:=IF([.B20]=&quot;JMPI&quot;;[.C20];[.A20]+1)" office:value-type="float" office:value="21" calcext:value-type="float">
            <text:p>21</text:p>
          </table:table-cell>
          <table:table-cell table:formula="of:=VLOOKUP([.$A21];Program;2;1)" office:value-type="string" office:string-value="BTR" calcext:value-type="string">
            <text:p>BTR</text:p>
          </table:table-cell>
          <table:table-cell table:formula="of:=VLOOKUP([.$A21];Program;3;1)" office:value-type="float" office:value="7" calcext:value-type="float">
            <text:p>7</text:p>
          </table:table-cell>
          <table:table-cell table:formula="of:=VLOOKUP([.$A21];Program;4;1)" office:value-type="string" office:string-value="A" calcext:value-type="string">
            <text:p>A</text:p>
          </table:table-cell>
          <table:table-cell table:formula="of:=IF(AND([.$B21]=&quot;INC&quot;; [.$C21]=[.E$1]);[.E20]+1;IF(AND([.$B21]=&quot;MOVI&quot;; [.$C21]=[.E$1]);[.$D21];IF(AND([.$B21]=&quot;BTR&quot;;[.$D21]=[.E$1]);BITAND([.E20];BITXOR(BITLSHIFT(1;[.$C21]);255));[.E20])))" office:value-type="float" office:value="0" calcext:value-type="float">
            <text:p>0</text:p>
          </table:table-cell>
          <table:table-cell table:formula="of:=IF(AND([.$B21]=&quot;INC&quot;; [.$C21]=[.F$1]);[.F20]+1;IF(AND([.$B21]=&quot;MOVI&quot;; [.$C21]=[.F$1]);[.$D21];IF(AND([.$B21]=&quot;BTR&quot;;[.$D21]=[.F$1]);BITAND([.F20];BITXOR(BITLSHIFT(1;[.$C21]);255));[.F20])))" office:value-type="float" office:value="1" calcext:value-type="float">
            <text:p>1</text:p>
          </table:table-cell>
          <table:table-cell table:formula="of:=IF(AND([.$B21]=&quot;INC&quot;; [.$C21]=[.G$1]);[.G20]+1;IF(AND([.$B21]=&quot;MOVI&quot;; [.$C21]=[.G$1]);[.$D21];IF(AND([.$B21]=&quot;BTR&quot;;[.$D21]=[.G$1]);BITAND([.G20];BITXOR(BITLSHIFT(1;[.$C21]);255));[.G20])))" office:value-type="float" office:value="0" calcext:value-type="float">
            <text:p>0</text:p>
          </table:table-cell>
          <table:table-cell table:formula="of:=IF([.B21]=&quot;INC&quot;;COM.MICROSOFT.SWITCH([.C21];&quot;A&quot;;[.E21];&quot;B&quot;;[.F21];&quot;C&quot;;[.G21]);[.H20])" office:value-type="float" office:value="0" calcext:value-type="float">
            <text:p>0</text:p>
          </table:table-cell>
          <table:table-cell table:formula="of:=[.H21]&lt;0" office:value-type="boolean" office:boolean-value="false" calcext:value-type="boolean">
            <text:p>ЛОЖЬ</text:p>
          </table:table-cell>
          <table:table-cell table:formula="of:=[.H21]=0" office:value-type="boolean" office:boolean-value="true" calcext:value-type="boolean">
            <text:p>ИСТИНА</text:p>
          </table:table-cell>
          <table:table-cell table:formula="of:=OR([.H21]&lt;-128;[.H21]&gt;127)" office:value-type="boolean" office:boolean-value="false" calcext:value-type="boolean">
            <text:p>ЛОЖЬ</text:p>
          </table:table-cell>
          <table:table-cell table:formula="of:=IF(AND([.$B21]=&quot;BTR&quot;;[.$D21]=[.E$1]);BITAND(BITRSHIFT([.E20];[.$C21]);1);IF(AND([.$B21]=&quot;BTR&quot;;[.$D21]=[.F$1]);BITAND(BITRSHIFT([.E20];[.$C21]);1);IF(AND([.$B21]=&quot;BTR&quot;;[.$D21]=[.G$1]);BITAND(BITRSHIFT([.E20];[.$C21]);1); OR([.H21]&lt;0;[.H21]&gt;255))))" office:value-type="boolean" office:boolean-value="true" calcext:value-type="boolean">
            <text:p>ИСТИНА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 table:number-rows-repeated="2">
          <table:table-cell table:number-columns-repeated="8"/>
          <table:table-cell table:style-name="Default" table:number-columns-repeated="3"/>
          <table:table-cell table:style-name="ce3"/>
        </table:table-row>
        <table:table-row table:style-name="ro1">
          <table:table-cell table:number-columns-repeated="8"/>
          <table:table-cell table:style-name="Default" table:number-columns-repeated="3"/>
          <table:table-cell table:style-name="ce3"/>
        </table:table-row>
      </table:table>
      <table:named-expressions>
        <table:named-range table:name="Program" table:base-cell-address="$Программа.$A$2" table:cell-range-address="$Программа.$A$2:.$D$25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.00.0000</text:date>, <text:time style:data-style-name="N2" text:time-value="12:08:09.20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Кирилл Пушкарёв</meta:initial-creator>
    <meta:creation-date>2019-09-03T11:41:46.772974134</meta:creation-date>
    <dc:date>2019-10-09T13:11:33.672000000</dc:date>
    <meta:editing-duration>PT7H45M4S</meta:editing-duration>
    <meta:editing-cycles>37</meta:editing-cycles>
    <meta:generator>LibreOffice/6.3.2.2$Windows_X86_64 LibreOffice_project/98b30e735bda24bc04ab42594c85f7fd8be07b9c</meta:generator>
    <dc:description>Таблица моделирования центрального процессора для курса «Информатика», практическая работа № 2</dc:description>
    <dc:subject>Информатика</dc:subject>
    <dc:title>Модель процессора</dc:title>
    <meta:document-statistic meta:table-count="2" meta:cell-count="572" meta:object-count="0"/>
    <meta:user-defined meta:name="Author">Кирилл Владимирович Пушкарев</meta:user-defined>
    <meta:user-defined meta:name="Revision" meta:value-type="date">2019-09-17</meta:user-defined>
  </office:meta>
</office:document-meta>
</file>